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4.96pt" svg:height="361.42pt" svg:x="902.3pt" svg:y="0pt">
            <draw:object draw:notify-on-update-of-ranges="Sheet1.A2:Sheet1.A24 Sheet1.C1:Sheet1.C1 Sheet1.C2:Sheet1.C24 Sheet1.A2:Sheet1.A24 Sheet1.D1:Sheet1.D1 Sheet1.D2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5.53pt" svg:y="6.04pt">
            <draw:object draw:notify-on-update-of-ranges="Sheet1.A2:Sheet1.A24 Sheet1.C1:Sheet1.C1 Sheet1.C2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80.78pt" svg:height="271.81pt" svg:x="445.66pt" svg:y="272.55pt">
            <draw:object draw:notify-on-update-of-ranges="Sheet1.A2:Sheet1.A24 Sheet1.D2:Sheet1.D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msg size</text:p>
          </table:table-cell>
          <table:table-cell office:value-type="string" calcext:value-type="string">
            <text:p>send time</text:p>
          </table:table-cell>
          <table:table-cell office:value-type="string" calcext:value-type="string">
            <text:p>recv time</text:p>
          </table:table-cell>
          <table:table-cell office:value-type="string" calcext:value-type="string">
            <text:p>slope </text:p>
          </table:table-cell>
          <table:table-cell office:value-type="string" calcext:value-type="string">
            <text:p>bandwidth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3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([.D3]-[.D2])/([.B3]-[.B2])"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POWER(2;[.A4]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formula="of:=([.D4]-[.D3])/([.B4]-[.B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POWER(2;[.A5]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formula="of:=([.D5]-[.D4])/([.B5]-[.B4])" office:value-type="float" office:value="4.5" calcext:value-type="float">
            <text:p>4.5</text:p>
          </table:table-cell>
          <table:table-cell table:number-columns-repeated="2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POWER(2;[.A6]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table:formula="of:=([.D6]-[.D5])/([.B6]-[.B5])" office:value-type="float" office:value="2.25" calcext:value-type="float">
            <text:p>2.25</text:p>
          </table:table-cell>
          <table:table-cell table:number-columns-repeated="2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POWER(2;[.A7]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formula="of:=([.D7]-[.D6])/([.B7]-[.B6])" office:value-type="float" office:value="1.1875" calcext:value-type="float">
            <text:p>1.1875</text:p>
          </table:table-cell>
          <table:table-cell table:number-columns-repeated="2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POWER(2;[.A8])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([.D8]-[.D7])/([.B8]-[.B7])" office:value-type="float" office:value="0.625" calcext:value-type="float">
            <text:p>0.625</text:p>
          </table:table-cell>
          <table:table-cell table:number-columns-repeated="2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POWER(2;[.A9])"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table:formula="of:=([.D9]-[.D8])/([.B9]-[.B8])" office:value-type="float" office:value="0.34375" calcext:value-type="float">
            <text:p>0.34375</text:p>
          </table:table-cell>
          <table:table-cell table:number-columns-repeated="2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POWER(2;[.A10])" office:value-type="float" office:value="256" calcext:value-type="float">
            <text:p>256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formula="of:=([.D10]-[.D9])/([.B10]-[.B9])" office:value-type="float" office:value="0.1796875" calcext:value-type="float">
            <text:p>0.1796875</text:p>
          </table:table-cell>
          <table:table-cell table:number-columns-repeated="2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POWER(2;[.A11])" office:value-type="float" office:value="512" calcext:value-type="float">
            <text:p>512</text:p>
          </table:table-cell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table:formula="of:=([.D11]-[.D10])/([.B11]-[.B10])" office:value-type="float" office:value="0.1015625" calcext:value-type="float">
            <text:p>0.1015625</text:p>
          </table:table-cell>
          <table:table-cell table:number-columns-repeated="2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POWER(2;[.A12])" office:value-type="float" office:value="1024" calcext:value-type="float">
            <text:p>1024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table:formula="of:=([.D12]-[.D11])/([.B12]-[.B11])" office:value-type="float" office:value="0.068359375" calcext:value-type="float">
            <text:p>0.068359375</text:p>
          </table:table-cell>
          <table:table-cell table:number-columns-repeated="2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POWER(2;[.A13])" office:value-type="float" office:value="2048" calcext:value-type="float">
            <text:p>2048</text:p>
          </table:table-cell>
          <table:table-cell office:value-type="float" office:value="85" calcext:value-type="float">
            <text:p>85</text:p>
          </table:table-cell>
          <table:table-cell office:value-type="float" office:value="318" calcext:value-type="float">
            <text:p>318</text:p>
          </table:table-cell>
          <table:table-cell table:formula="of:=([.D13]-[.D12])/([.B13]-[.B12])" office:value-type="float" office:value="0.0654296875" calcext:value-type="float">
            <text:p>0.0654296875</text:p>
          </table:table-cell>
          <table:table-cell table:number-columns-repeated="2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POWER(2;[.A14])" office:value-type="float" office:value="4096" calcext:value-type="float">
            <text:p>4096</text:p>
          </table:table-cell>
          <table:table-cell office:value-type="float" office:value="92" calcext:value-type="float">
            <text:p>92</text:p>
          </table:table-cell>
          <table:table-cell office:value-type="float" office:value="415" calcext:value-type="float">
            <text:p>415</text:p>
          </table:table-cell>
          <table:table-cell table:formula="of:=([.D14]-[.D13])/([.B14]-[.B13])" office:value-type="float" office:value="0.04736328125" calcext:value-type="float">
            <text:p>0.04736328125</text:p>
          </table:table-cell>
          <table:table-cell table:number-columns-repeated="2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POWER(2;[.A15])" office:value-type="float" office:value="8192" calcext:value-type="float">
            <text:p>8192</text:p>
          </table:table-cell>
          <table:table-cell office:value-type="float" office:value="101" calcext:value-type="float">
            <text:p>101</text:p>
          </table:table-cell>
          <table:table-cell office:value-type="float" office:value="576" calcext:value-type="float">
            <text:p>576</text:p>
          </table:table-cell>
          <table:table-cell table:formula="of:=([.D15]-[.D14])/([.B15]-[.B14])" office:value-type="float" office:value="0.039306640625" calcext:value-type="float">
            <text:p>0.039306640625</text:p>
          </table:table-cell>
          <table:table-cell table:number-columns-repeated="2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POWER(2;[.A16])" office:value-type="float" office:value="16384" calcext:value-type="float">
            <text:p>16384</text:p>
          </table:table-cell>
          <table:table-cell office:value-type="float" office:value="111" calcext:value-type="float">
            <text:p>111</text:p>
          </table:table-cell>
          <table:table-cell office:value-type="float" office:value="866" calcext:value-type="float">
            <text:p>866</text:p>
          </table:table-cell>
          <table:table-cell table:formula="of:=([.D16]-[.D15])/([.B16]-[.B15])" office:value-type="float" office:value="0.035400390625" calcext:value-type="float">
            <text:p>0.035400390625</text:p>
          </table:table-cell>
          <table:table-cell table:formula="of:=1/[.E16]" office:value-type="float" office:value="28.248275862069" calcext:value-type="float">
            <text:p>28.248275862069</text:p>
          </table:table-cell>
          <table:table-cell table:number-columns-repeated="2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POWER(2;[.A17])" office:value-type="float" office:value="32768" calcext:value-type="float">
            <text:p>32768</text:p>
          </table:table-cell>
          <table:table-cell office:value-type="float" office:value="234" calcext:value-type="float">
            <text:p>234</text:p>
          </table:table-cell>
          <table:table-cell office:value-type="float" office:value="1319" calcext:value-type="float">
            <text:p>1319</text:p>
          </table:table-cell>
          <table:table-cell table:formula="of:=([.D17]-[.D16])/([.B17]-[.B16])" office:value-type="float" office:value="0.02764892578125" calcext:value-type="float">
            <text:p>0.02764892578125</text:p>
          </table:table-cell>
          <table:table-cell table:formula="of:=1/[.E17]" office:value-type="float" office:value="36.167770419426" calcext:value-type="float">
            <text:p>36.167770419426</text:p>
          </table:table-cell>
          <table:table-cell table:number-columns-repeated="2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POWER(2;[.A18])" office:value-type="float" office:value="65536" calcext:value-type="float">
            <text:p>65536</text:p>
          </table:table-cell>
          <table:table-cell office:value-type="float" office:value="901" calcext:value-type="float">
            <text:p>901</text:p>
          </table:table-cell>
          <table:table-cell office:value-type="float" office:value="2109" calcext:value-type="float">
            <text:p>2109</text:p>
          </table:table-cell>
          <table:table-cell table:formula="of:=([.D18]-[.D17])/([.B18]-[.B17])" office:value-type="float" office:value="0.02410888671875" calcext:value-type="float">
            <text:p>0.02410888671875</text:p>
          </table:table-cell>
          <table:table-cell table:formula="of:=1/[.E18]" office:value-type="float" office:value="41.4784810126582" calcext:value-type="float">
            <text:p>41.4784810126582</text:p>
          </table:table-cell>
          <table:table-cell table:number-columns-repeated="2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POWER(2;[.A19])" office:value-type="float" office:value="131072" calcext:value-type="float">
            <text:p>131072</text:p>
          </table:table-cell>
          <table:table-cell office:value-type="float" office:value="2071" calcext:value-type="float">
            <text:p>2071</text:p>
          </table:table-cell>
          <table:table-cell office:value-type="float" office:value="3510" calcext:value-type="float">
            <text:p>3510</text:p>
          </table:table-cell>
          <table:table-cell table:formula="of:=([.D19]-[.D18])/([.B19]-[.B18])" office:value-type="float" office:value="0.0213775634765625" calcext:value-type="float">
            <text:p>0.021377563476563</text:p>
          </table:table-cell>
          <table:table-cell table:formula="of:=1/[.E19]" office:value-type="float" office:value="46.7780157030692" calcext:value-type="float">
            <text:p>46.7780157030692</text:p>
          </table:table-cell>
          <table:table-cell table:number-columns-repeated="2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POWER(2;[.A20])" office:value-type="float" office:value="262144" calcext:value-type="float">
            <text:p>262144</text:p>
          </table:table-cell>
          <table:table-cell office:value-type="float" office:value="4248" calcext:value-type="float">
            <text:p>4248</text:p>
          </table:table-cell>
          <table:table-cell office:value-type="float" office:value="6132" calcext:value-type="float">
            <text:p>6132</text:p>
          </table:table-cell>
          <table:table-cell table:formula="of:=([.D20]-[.D19])/([.B20]-[.B19])" office:value-type="float" office:value="0.0200042724609375" calcext:value-type="float">
            <text:p>0.020004272460938</text:p>
          </table:table-cell>
          <table:table-cell table:formula="of:=1/[.E20]" office:value-type="float" office:value="49.9893211289092" calcext:value-type="float">
            <text:p>49.9893211289092</text:p>
          </table:table-cell>
          <table:table-cell table:number-columns-repeated="2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POWER(2;[.A21])" office:value-type="float" office:value="524288" calcext:value-type="float">
            <text:p>524288</text:p>
          </table:table-cell>
          <table:table-cell office:value-type="float" office:value="8665" calcext:value-type="float">
            <text:p>8665</text:p>
          </table:table-cell>
          <table:table-cell office:value-type="float" office:value="10960" calcext:value-type="float">
            <text:p>10960</text:p>
          </table:table-cell>
          <table:table-cell table:formula="of:=([.D21]-[.D20])/([.B21]-[.B20])" office:value-type="float" office:value="0.0184173583984375" calcext:value-type="float">
            <text:p>0.018417358398438</text:p>
          </table:table-cell>
          <table:table-cell table:formula="of:=1/[.E21]" office:value-type="float" office:value="54.2966031483016" calcext:value-type="float">
            <text:p>54.2966031483016</text:p>
          </table:table-cell>
          <table:table-cell table:number-columns-repeated="2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POWER(2;[.A22])" office:value-type="float" office:value="1048576" calcext:value-type="float">
            <text:p>1048576</text:p>
          </table:table-cell>
          <table:table-cell office:value-type="float" office:value="17524" calcext:value-type="float">
            <text:p>17524</text:p>
          </table:table-cell>
          <table:table-cell office:value-type="float" office:value="20253" calcext:value-type="float">
            <text:p>20253</text:p>
          </table:table-cell>
          <table:table-cell table:formula="of:=([.D22]-[.D21])/([.B22]-[.B21])" office:value-type="float" office:value="0.0177249908447266" calcext:value-type="float">
            <text:p>0.017724990844727</text:p>
          </table:table-cell>
          <table:table-cell table:formula="of:=1/[.E22]" office:value-type="float" office:value="56.4175185623588" calcext:value-type="float">
            <text:p>56.4175185623588</text:p>
          </table:table-cell>
          <table:table-cell table:number-columns-repeated="2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POWER(2;[.A23])" office:value-type="float" office:value="2097152" calcext:value-type="float">
            <text:p>2097152</text:p>
          </table:table-cell>
          <table:table-cell office:value-type="float" office:value="35283" calcext:value-type="float">
            <text:p>35283</text:p>
          </table:table-cell>
          <table:table-cell office:value-type="float" office:value="38481" calcext:value-type="float">
            <text:p>38481</text:p>
          </table:table-cell>
          <table:table-cell table:formula="of:=([.D23]-[.D22])/([.B23]-[.B22])" office:value-type="float" office:value="0.0173835754394531" calcext:value-type="float">
            <text:p>0.017383575439453</text:p>
          </table:table-cell>
          <table:table-cell table:formula="of:=1/[.E23]" office:value-type="float" office:value="57.5255650647356" calcext:value-type="float">
            <text:p>57.5255650647356</text:p>
          </table:table-cell>
          <table:table-cell table:number-columns-repeated="2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POWER(2;[.A24])" office:value-type="float" office:value="4194304" calcext:value-type="float">
            <text:p>4194304</text:p>
          </table:table-cell>
          <table:table-cell office:value-type="float" office:value="70935" calcext:value-type="float">
            <text:p>70935</text:p>
          </table:table-cell>
          <table:table-cell office:value-type="float" office:value="74472" calcext:value-type="float">
            <text:p>74472</text:p>
          </table:table-cell>
          <table:table-cell table:formula="of:=([.D24]-[.D23])/([.B24]-[.B23])" office:value-type="float" office:value="0.0171618461608887" calcext:value-type="float">
            <text:p>0.017161846160889</text:p>
          </table:table-cell>
          <table:table-cell table:formula="of:=1/[.E24]" office:value-type="float" office:value="58.2687894195771" calcext:value-type="float">
            <text:p>58.2687894195771</text:p>
          </table:table-cell>
          <table:table-cell table:number-columns-repeated="23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Latency</text:p>
          </table:table-cell>
          <table:table-cell office:value-type="string" calcext:value-type="string">
            <text:p>avg slope</text:p>
          </table:table-cell>
          <table:table-cell office:value-type="string" calcext:value-type="string">
            <text:p>avg bandwidth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SUM([.C2:.C14])/13" office:value-type="float" office:value="45.8461538461538" calcext:value-type="float">
            <text:p>45.8461538461538</text:p>
          </table:table-cell>
          <table:table-cell table:formula="of:=SUM([.E17:.E24])/8" office:value-type="float" office:value="0.0204784274101257" calcext:value-type="float">
            <text:p>0.020478427410126</text:p>
          </table:table-cell>
          <table:table-cell table:formula="of:=SUM([.F17:.F24])/8" office:value-type="float" office:value="50.1152580573795" calcext:value-type="float">
            <text:p>50.1152580573795</text:p>
          </table:table-cell>
          <table:table-cell table:number-columns-repeated="23"/>
        </table:table-row>
        <table:table-row table:style-name="ro1" table:number-rows-repeated="1048546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2:55:11.908208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26:44.873027342</meta:creation-date>
    <dc:date>2018-10-03T13:22:23.765175262</dc:date>
    <meta:editing-duration>PT14M53S</meta:editing-duration>
    <meta:editing-cycles>4</meta:editing-cycles>
    <meta:generator>LibreOffice/6.1.0.3$Linux_X86_64 LibreOffice_project/10$Build-3</meta:generator>
    <meta:document-statistic meta:table-count="1" meta:cell-count="1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5cm" svg:height="12.751cm" xlink:href=".." xlink:type="simple" chart:class="chart:scatter" chart:style-name="ch1">
        <chart:title svg:x="5.376cm" svg:y="0.274cm" chart:style-name="ch2">
          <text:p>Send/Recv Time vs. Message Size</text:p>
        </chart:title>
        <chart:legend chart:legend-position="end" svg:x="15.552cm" svg:y="5.827cm" style:legend-expansion="high" chart:style-name="ch3"/>
        <chart:plot-area chart:style-name="ch4" table:cell-range-address="Sheet1.A2:Sheet1.A24 Sheet1.C1:Sheet1.D24" chart:data-source-has-labels="row" svg:x="1.737cm" svg:y="1.425cm" svg:width="13.459cm" svg:height="10.09cm">
          <chartooo:coordinate-region svg:x="2.914cm" svg:y="1.624cm" svg:width="12.095cm" svg:height="9.244cm"/>
          <chart:axis chart:dimension="x" chart:name="primary-x" chart:style-name="ch5">
            <chart:title svg:x="7.509cm" svg:y="11.77cm" chart:style-name="ch6">
              <text:p>lg(msg Size)</text:p>
            </chart:title>
          </chart:axis>
          <chart:axis chart:dimension="y" chart:name="primary-y" chart:style-name="ch5">
            <chart:title svg:x="0.451cm" svg:y="8.022cm" chart:style-name="ch7">
              <text:p>Time(microSeconds)
</text:p>
            </chart:title>
            <chart:grid chart:style-name="ch8" chart:class="major"/>
          </chart:axis>
          <chart:series chart:style-name="ch9" chart:values-cell-range-address="Sheet1.C2:Sheet1.C24" chart:label-cell-address="Sheet1.C1:Sheet1.C1" chart:class="chart:scatter">
            <chart:domain table:cell-range-address="Sheet1.A2:Sheet1.A24"/>
            <chart:data-point chart:repeated="23"/>
          </chart:series>
          <chart:series chart:style-name="ch10" chart:values-cell-range-address="Sheet1.D2:Sheet1.D24" chart:label-cell-address="Sheet1.D1:Sheet1.D1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d time</text:p>
                <draw:g>
                  <svg:desc>Sheet1.C1:Sheet1.C1</svg:desc>
                </draw:g>
              </table:table-cell>
              <table:table-cell office:value-type="string">
                <text:p>recv 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4</svg:desc>
                </draw:g>
              </table:table-cell>
              <table:table-cell office:value-type="float" office:value="8">
                <text:p>8</text:p>
                <draw:g>
                  <svg:desc>Sheet1.C2:Sheet1.C24</svg:desc>
                </draw:g>
              </table:table-cell>
              <table:table-cell office:value-type="float" office:value="33">
                <text:p>33</text:p>
                <draw:g>
                  <svg:desc>Sheet1.D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4">
                <text:p>23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01">
                <text:p>90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71">
                <text:p>207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248">
                <text:p>4248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665">
                <text:p>8665</text:p>
              </table:table-cell>
              <table:table-cell office:value-type="float" office:value="10960">
                <text:p>10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524">
                <text:p>17524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5283">
                <text:p>35283</text:p>
              </table:table-cell>
              <table:table-cell office:value-type="float" office:value="38481">
                <text:p>38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0935">
                <text:p>70935</text:p>
              </table:table-cell>
              <table:table-cell office:value-type="float" office:value="74472">
                <text:p>74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Send Time vs Message Size</text:p>
        </chart:title>
        <chart:legend chart:legend-position="end" svg:x="13.737cm" svg:y="4.201cm" style:legend-expansion="high" chart:style-name="ch3"/>
        <chart:plot-area chart:style-name="ch4" table:cell-range-address="Sheet1.A2:Sheet1.A24 Sheet1.C1:Sheet1.C24" chart:data-source-has-labels="row" svg:x="1.331cm" svg:y="1.275cm" svg:width="12.086cm" svg:height="6.564cm">
          <chartooo:coordinate-region svg:x="2.508cm" svg:y="1.474cm" svg:width="10.722cm" svg:height="5.718cm"/>
          <chart:axis chart:dimension="x" chart:name="primary-x" chart:style-name="ch5">
            <chart:title svg:x="6.377cm" svg:y="8.019cm" chart:style-name="ch6">
              <text:p>lg (msg Size)</text:p>
            </chart:title>
          </chart:axis>
          <chart:axis chart:dimension="y" chart:name="primary-y" chart:style-name="ch5">
            <chart:title svg:x="0.451cm" svg:y="6.162cm" chart:style-name="ch7">
              <text:p>Time (micro seconds)</text:p>
            </chart:title>
            <chart:grid chart:style-name="ch8" chart:class="major"/>
          </chart:axis>
          <chart:series chart:style-name="ch9" chart:values-cell-range-address="Sheet1.C2:Sheet1.C24" chart:label-cell-address="Sheet1.C1:Sheet1.C1" chart:class="chart:scatter">
            <chart:domain table:cell-range-address="Sheet1.A2:Sheet1.A24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d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4</svg:desc>
                </draw:g>
              </table:table-cell>
              <table:table-cell office:value-type="float" office:value="8">
                <text:p>8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5283">
                <text:p>35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0935">
                <text:p>70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62cm" svg:height="9.59cm" xlink:href=".." xlink:type="simple" chart:class="chart:scatter" chart:style-name="ch1">
        <chart:title svg:x="5.487cm" svg:y="0.327cm" chart:style-name="ch2">
          <text:p>Recv Time vs. Message Size</text:p>
        </chart:title>
        <chart:legend chart:legend-position="end" svg:x="14.884cm" svg:y="4.496cm" style:legend-expansion="high" chart:style-name="ch3"/>
        <chart:plot-area chart:style-name="ch4" table:cell-range-address="Sheet1.A2:Sheet1.A24 Sheet1.D2:Sheet1.D24" chart:data-source-has-labels="row" svg:x="1.35cm" svg:y="1.297cm" svg:width="13.195cm" svg:height="7.121cm">
          <chartooo:coordinate-region svg:x="2.527cm" svg:y="1.496cm" svg:width="11.831cm" svg:height="6.275cm"/>
          <chart:axis chart:dimension="x" chart:name="primary-x" chart:style-name="ch5">
            <chart:title svg:x="6.95cm" svg:y="8.609cm" chart:style-name="ch6">
              <text:p>lg (msg Size)</text:p>
            </chart:title>
          </chart:axis>
          <chart:axis chart:dimension="y" chart:name="primary-y" chart:style-name="ch5">
            <chart:title svg:x="0.451cm" svg:y="6.899cm" chart:style-name="ch7">
              <text:p>Recv Time (micro Seconds)</text:p>
            </chart:title>
            <chart:grid chart:style-name="ch8" chart:class="major"/>
          </chart:axis>
          <chart:series chart:style-name="ch9" chart:values-cell-range-address="Sheet1.D2:Sheet1.D24" loext:label-string="recvtime" chart:class="chart:scatter">
            <chart:domain table:cell-range-address="Sheet1.A2:Sheet1.A24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v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4</svg:desc>
                </draw:g>
              </table:table-cell>
              <table:table-cell office:value-type="float" office:value="33">
                <text:p>33</text:p>
                <draw:g>
                  <svg:desc>Sheet1.D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960">
                <text:p>10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8481">
                <text:p>38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4472">
                <text:p>74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